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8" style:family="table-column">
      <style:table-column-properties fo:break-before="auto" style:column-width="2.258cm"/>
    </style:style>
    <style:style style:name="co2" style:family="table-column">
      <style:table-column-properties fo:break-before="auto" style:column-width="11.083cm"/>
    </style:style>
    <style:style style:name="co3" style:family="table-column">
      <style:table-column-properties fo:break-before="auto" style:column-width="5.722cm"/>
    </style:style>
    <style:style style:name="co4" style:family="table-column">
      <style:table-column-properties fo:break-before="auto" style:column-width="9.597cm"/>
    </style:style>
    <style:style style:name="co5" style:family="table-column">
      <style:table-column-properties fo:break-before="auto" style:column-width="7.728cm"/>
    </style:style>
    <style:style style:name="co6" style:family="table-column">
      <style:table-column-properties fo:break-before="auto" style:column-width="9.839cm"/>
    </style:style>
    <style:style style:name="co7" style:family="table-column">
      <style:table-column-properties fo:break-before="auto" style:column-width="9.525cm"/>
    </style:style>
    <style:style style:name="co9" style:family="table-column">
      <style:table-column-properties fo:break-before="auto" style:column-width="1.905cm"/>
    </style:style>
    <style:style style:name="ro4" style:family="table-row">
      <style:table-row-properties style:row-height="0.487cm" fo:break-before="auto" style:use-optimal-row-height="true"/>
    </style:style>
    <style:style style:name="ro2" style:family="table-row">
      <style:table-row-properties style:row-height="2.02cm" fo:break-before="auto" style:use-optimal-row-height="false"/>
    </style:style>
    <style:style style:name="ro3" style:family="table-row">
      <style:table-row-properties style:row-height="3.482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style:style style:name="ce60"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7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77"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4" style:font-size-complex="13pt" style:font-weight-complex="bold"/>
    </style:style>
    <style:style style:name="ce78"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79"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1"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4" style:font-size-complex="13pt"/>
    </style:style>
    <style:style style:name="ce91"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9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9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103"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4"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10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6"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09"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1"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3">
        <office:forms form:automatic-focus="false" form:apply-design-mode="false"/>
        <table:table-column table:style-name="co2" table:default-cell-style-name="ce81"/>
        <table:table-column table:style-name="co3" table:default-cell-style-name="ce87"/>
        <table:table-column table:style-name="co4" table:default-cell-style-name="ce93"/>
        <table:table-column table:style-name="co5" table:default-cell-style-name="ce101"/>
        <table:table-column table:style-name="co6" table:default-cell-style-name="ce106"/>
        <table:table-column table:style-name="co7" table:default-cell-style-name="ce106"/>
        <table:table-column table:style-name="co9" table:number-columns-repeated="1018" table:default-cell-style-name="ce111"/>
        <table:table-row table:style-name="ro2">
          <table:table-cell table:style-name="ce60" office:value-type="string" calcext:value-type="string">
            <text:p>Exceptions</text:p>
          </table:table-cell>
          <table:table-cell table:style-name="ce60" office:value-type="string" calcext:value-type="string">
            <text:p>Cliente</text:p>
          </table:table-cell>
          <table:table-cell table:style-name="ce60"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107" office:value-type="string" calcext:value-type="string">
            <text:p>IMPACT</text:p>
          </table:table-cell>
          <table:table-cell table:style-name="ce110" table:number-columns-repeated="1018"/>
        </table:table-row>
        <table:table-row table:style-name="ro3">
          <table:table-cell table:style-name="ce64" office:value-type="string" calcext:value-type="string">
            <text:p>Password Requirements/Password MAX Age \etc\shadow</text:p>
          </table:table-cell>
          <table:table-cell table:style-name="ce83" office:value-type="string" calcext:value-type="string">
            <text:p>GENERICO / MAXAGE / CUSTOMER</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account : XXXX. Changing this issue will cause the stopping of the services</text:p>
          </table:table-cell>
          <table:table-cell table:number-columns-repeated="1018"/>
        </table:table-row>
        <table:table-row table:style-name="ro3">
          <table:table-cell table:style-name="ce64" office:value-type="string" calcext:value-type="string">
            <text:p>Password Requirements/Password MAX Age \etc\shadow</text:p>
          </table:table-cell>
          <table:table-cell table:style-name="ce83" office:value-type="string" calcext:value-type="string">
            <text:p>GENERICO / MAXAGE / IBM</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2" draw:text-style-name="P2" svg:width="2.899cm" svg:height="2.009cm" svg:x="54.093cm" svg:y="-2.209cm" draw:caption-point-x="-0.61cm" draw:caption-point-y="2.209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3">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CUSTOMER</text:p>
          </table:table-cell>
          <table:table-cell table:style-name="ce89" office:value-type="string" calcext:value-type="string">
            <text:p>Sticky bit is not set on world-writable directory: $directory</text:p>
          </table:table-cell>
          <table:table-cell table:style-name="ce96"/>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KYNDRYL</text:p>
          </table:table-cell>
          <table:table-cell table:style-name="ce89" office:value-type="string" calcext:value-type="string">
            <text:p>Sticky bit is not set on world-writable directory: $directory</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7" office:value-type="string" calcext:value-type="string">
            <text:p>Identify and Authenticate Users/Public Key Authentication</text:p>
          </table:table-cell>
          <table:table-cell table:style-name="ce85" office:value-type="string" calcext:value-type="string">
            <text:p>GENERICO / PUBLIC KEY / CUSTOMER</text:p>
          </table:table-cell>
          <table:table-cell table:style-name="ce90" office:value-type="string" calcext:value-type="string">
            <text:p>SSH authorized_keys file: $publickey; Invalid public host key length: 1024 <text:s text:c="2"/>Key type: ssh-rsa.</text:p>
          </table:table-cell>
          <table:table-cell table:style-name="ce95"/>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3">
          <table:table-cell table:style-name="ce77" office:value-type="string" calcext:value-type="string">
            <text:p>Identify and Authenticate Users/Public Key Authentication</text:p>
          </table:table-cell>
          <table:table-cell table:style-name="ce85" office:value-type="string" calcext:value-type="string">
            <text:p>GENERICO / PUBLIC KEY / IBM</text:p>
          </table:table-cell>
          <table:table-cell table:style-name="ce90" office:value-type="string" calcext:value-type="string">
            <text:p>SSH authorized_keys file: $publickey; Invalid public host key length: 1024 <text:s text:c="2"/>Key type: ssh-rsa.</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3">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CUSTOMER</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3">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KYNDRYL</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3">
          <table:table-cell table:style-name="ce77" office:value-type="string" calcext:value-type="string">
            <text:p>Network Settings/Ensure Samba Server is not enabled</text:p>
          </table:table-cell>
          <table:table-cell table:style-name="ce85" office:value-type="string" calcext:value-type="string">
            <text:p>GENERICO / <text:s/>SERVICE / CUSTOMER</text:p>
          </table:table-cell>
          <table:table-cell table:style-name="ce90" office:value-type="string" calcext:value-type="string">
            <text:p>Ensure Samba Server is not enabled. Command: systemctl is-enabled smb</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3">
          <table:table-cell table:style-name="ce77" office:value-type="string" calcext:value-type="string">
            <text:p>Network Settings/Ensure vsftpd is not enabled and active</text:p>
          </table:table-cell>
          <table:table-cell table:style-name="ce85" office:value-type="string" calcext:value-type="string">
            <text:p>GENERICO / <text:s/>SERVICE VSFTPD / KYNDRYL</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3">
          <table:table-cell table:style-name="ce77" office:value-type="string" calcext:value-type="string">
            <text:p>Network Settings/Ensure vsftpd is not enabled and active</text:p>
          </table:table-cell>
          <table:table-cell table:style-name="ce85" office:value-type="string" calcext:value-type="string">
            <text:p>GENERICO / <text:s/>SERVICE VSFTPD / CUSTOMER</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3">
          <table:table-cell table:style-name="ce78" office:value-type="string" calcext:value-type="string">
            <text:p>Network Settings/Prohibited Processes</text:p>
          </table:table-cell>
          <table:table-cell table:style-name="ce85" office:value-type="string" calcext:value-type="string">
            <text:p>GENERICO / <text:s/>SERVICE : FTP, <text:s/>Port 21 / CUSTOMER</text:p>
          </table:table-cell>
          <table:table-cell table:style-name="ce88" office:value-type="string" calcext:value-type="string">
            <text:p>TCP Port 21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9"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3">
          <table:table-cell table:style-name="ce78" office:value-type="string" calcext:value-type="string">
            <text:p>Password Requirements/Private Key File Restriction</text:p>
            <text:p>Password Requirements/Specific Host Access</text:p>
          </table:table-cell>
          <table:table-cell table:style-name="ce85" office:value-type="string" calcext:value-type="string">
            <text:p>MONITORIZACION / AUTHORIZED_KEYS / INFRA</text:p>
          </table:table-cell>
          <table:table-cell table:style-name="ce88"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office:value-type="string" calcext:value-type="string">
            <text:p>'Ademas del RISK e IMPACT; hay que adjuntar un PDF: llamado GSMA_OMNibus_Failover_Cookbook_10.1.1.0; ubicado en "../documentos/"'</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09"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3">
          <table:table-cell table:style-name="ce78" office:value-type="string" calcext:value-type="string">
            <text:p>Password Requirements/Password MIN Age Shadow</text:p>
          </table:table-cell>
          <table:table-cell table:style-name="ce85" office:value-type="string" calcext:value-type="string">
            <text:p>GENERICO / <text:s/>ACCOUNT PAM / LBK</text:p>
          </table:table-cell>
          <table:table-cell table:style-name="ce88"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2"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3"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3">
          <table:table-cell table:style-name="ce78" office:value-type="string" calcext:value-type="string">
            <text:p>protecting Resources-OSRs/SUDO Command WW Permissions</text:p>
          </table:table-cell>
          <table:table-cell table:style-name="ce85" office:value-type="string" calcext:value-type="string">
            <text:p>GENERICO / <text:s/>COMMAND-SUDO / FT</text:p>
          </table:table-cell>
          <table:table-cell table:style-name="ce88"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assword Requirements/SSH PermitRootLogin Restriction</text:p>
          </table:table-cell>
          <table:table-cell table:style-name="ce85" office:value-type="string" calcext:value-type="string">
            <text:p>GENERICO / SERVICE / FT</text:p>
          </table:table-cell>
          <table:table-cell table:style-name="ce88"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2"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3"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3">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ESCE</text:p>
          </table:table-cell>
          <table:table-cell table:style-name="ce88" office:value-type="string" calcext:value-type="string">
            <text:p>SELinux should be enabled</text:p>
          </table:table-cell>
          <table:table-cell table:style-name="ce95" office:value-type="string" calcext:value-type="string">
            <text:p>temporary exception until restart.</text:p>
          </table:table-cell>
          <table:table-cell table:style-name="ce102"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3" office:value-type="string" calcext:value-type="string">
            <text:p>restart required for the parameter to take effect.</text:p>
          </table:table-cell>
          <table:table-cell table:number-columns-repeated="1018"/>
        </table:table-row>
        <table:table-row table:style-name="ro3">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FT</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3">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TTI</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3">
          <table:table-cell table:style-name="ce78" office:value-type="string" calcext:value-type="string">
            <text:p>Protecting Resources-OSRs/OSR \ETC Restrictions</text:p>
          </table:table-cell>
          <table:table-cell table:style-name="ce85" office:value-type="string" calcext:value-type="string">
            <text:p>ORACLE, DBA / OSR ETC / FT</text:p>
          </table:table-cell>
          <table:table-cell table:style-name="ce88"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3">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FT</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CTTI</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FT</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CTTI</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rotecting Resources-OSRs/OSR \USR Restrictions</text:p>
          </table:table-cell>
          <table:table-cell table:style-name="ce85" office:value-type="string" calcext:value-type="string">
            <text:p>ORACLE, DBA / OSR USR / FT</text:p>
          </table:table-cell>
          <table:table-cell table:style-name="ce88"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3">
          <table:table-cell table:style-name="ce78" office:value-type="string" calcext:value-type="string">
            <text:p>Network Settings/Prohibited Processes</text:p>
          </table:table-cell>
          <table:table-cell table:style-name="ce85" office:value-type="string" calcext:value-type="string">
            <text:p>GENERICO / <text:s/>SERVICE Netsat / LBK</text:p>
          </table:table-cell>
          <table:table-cell table:style-name="ce88" office:value-type="string" calcext:value-type="string">
            <text:p>Process netstat -anlp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3">
          <table:table-cell table:style-name="ce78" office:value-type="string" calcext:value-type="string">
            <text:p>Network Settings/TCP Configuration Files Restrictions</text:p>
          </table:table-cell>
          <table:table-cell table:style-name="ce85" office:value-type="string" calcext:value-type="string">
            <text:p>GENERICO / SYSCTL / FT</text:p>
          </table:table-cell>
          <table:table-cell table:style-name="ce88"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2"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3"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3">
          <table:table-cell table:style-name="ce78" office:value-type="string" calcext:value-type="string">
            <text:p>Protecting Resources-OSRs/CRON Command Group Permissions</text:p>
          </table:table-cell>
          <table:table-cell table:style-name="ce85" office:value-type="string" calcext:value-type="string">
            <text:p>GENERICO / <text:s/>OSR-CRON / ASISA</text:p>
          </table:table-cell>
          <table:table-cell table:style-name="ce88"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rotecting Resources-OSRs/OSR \ETC Restrictions</text:p>
          </table:table-cell>
          <table:table-cell table:style-name="ce85" office:value-type="string" calcext:value-type="string">
            <text:p>GENERICO / OSR ETC / IBM-KYNDRYL</text:p>
          </table:table-cell>
          <table:table-cell table:style-name="ce88"/>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rotecting Resources-OSRs/OSR \ETC Restrictions</text:p>
          </table:table-cell>
          <table:table-cell table:style-name="ce85" office:value-type="string" calcext:value-type="string">
            <text:p>GENERICO / OSR ETC / CUSTOMER</text:p>
          </table:table-cell>
          <table:table-cell table:style-name="ce88"/>
          <table:table-cell table:style-name="ce97"/>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assword Requirements/NULL Passphrase</text:p>
            <text:p>Password Requirements/Private Key Passphrase</text:p>
          </table:table-cell>
          <table:table-cell table:style-name="ce85" office:value-type="string" calcext:value-type="string">
            <text:p>GENERICO / ID_RSA / CUSTOMER</text:p>
          </table:table-cell>
          <table:table-cell table:style-name="ce88" office:value-type="string" calcext:value-type="string">
            <text:p>SSH Private Key: file_idrsa not passphrase protected</text:p>
          </table:table-cell>
          <table:table-cell table:style-name="ce95" office:value-type="string" calcext:value-type="string">
            <text:p>Account Customer</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User NOMBRE_DEL_USUARIO <text:s/>is a client user, deleting the private key could supose to stop the application to work</text:p>
          </table:table-cell>
          <table:table-cell table:number-columns-repeated="1018"/>
        </table:table-row>
        <table:table-row table:style-name="ro3">
          <table:table-cell table:style-name="ce7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5" office:value-type="string" calcext:value-type="string">
            <text:p>GENERICO / SNMP / TIVOLI</text:p>
          </table:table-cell>
          <table:table-cell table:style-name="ce88"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3" office:value-type="string" calcext:value-type="string">
            <text:p>If attackers gain control of SNMPv3’s encryption and authentication keys then they would not only be able to collect information about devices but also control the devices.</text:p>
          </table:table-cell>
          <table:table-cell table:style-name="ce103" office:value-type="string" calcext:value-type="string">
            <text:p>if the NOMBRE_DELSERVICIO processes are removed, ScienceLogic can not monitorize the server</text:p>
          </table:table-cell>
          <table:table-cell table:number-columns-repeated="1018"/>
        </table:table-row>
        <table:table-row table:style-name="ro3">
          <table:table-cell table:style-name="ce78" office:value-type="string" calcext:value-type="string">
            <text:p>Protecting Resources-OSRs/OSR \TMP Files Restrictions</text:p>
          </table:table-cell>
          <table:table-cell table:style-name="ce85" office:value-type="string" calcext:value-type="string">
            <text:p>GENERICO / OSR TMP / CUSTOMER</text:p>
          </table:table-cell>
          <table:table-cell table:style-name="ce89" office:value-type="string" calcext:value-type="string">
            <text:p>Invalid permissions for fileTMP,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9" office:value-type="string" calcext:value-type="string">
            <text:p>Password Requirements/Password MAX Age</text:p>
          </table:table-cell>
          <table:table-cell table:style-name="ce85" office:value-type="string" calcext:value-type="string">
            <text:p>GENERICO / MAXAGE / IBM-SAP</text:p>
          </table:table-cell>
          <table:table-cell table:style-name="ce88"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text:p>This is service account. Changing this issue will cause the stopping of the services</text:p>
          </table:table-cell>
          <table:table-cell table:number-columns-repeated="1018"/>
        </table:table-row>
        <table:table-row table:style-name="ro3">
          <table:table-cell table:style-name="ce78" office:value-type="string" calcext:value-type="string">
            <text:p>Protecting Resources-OSRs/OSR \OPT Files Restrictions</text:p>
          </table:table-cell>
          <table:table-cell table:style-name="ce85" office:value-type="string" calcext:value-type="string">
            <text:p>GENERICO / OSR OPT / CUSTOMER</text:p>
          </table:table-cell>
          <table:table-cell table:style-name="ce89" office:value-type="string" calcext:value-type="string">
            <text:p>Invalid permissions for $fileOPT,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78" office:value-type="string" calcext:value-type="string">
            <text:p>Password Requirements/Duplicate GIDs Forbidden</text:p>
          </table:table-cell>
          <table:table-cell table:style-name="ce85" office:value-type="string" calcext:value-type="string">
            <text:p>GENERICO / <text:s/>GID duplicate / CUSTOMER</text:p>
          </table:table-cell>
          <table:table-cell table:style-name="ce88"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3">
          <table:table-cell table:style-name="ce78" office:value-type="string" calcext:value-type="string">
            <text:p>Password Requirements/Duplicate UIDs Forbidden</text:p>
          </table:table-cell>
          <table:table-cell table:style-name="ce85" office:value-type="string" calcext:value-type="string">
            <text:p>GENERICO / <text:s/>UID duplicate / CUSTOMER</text:p>
          </table:table-cell>
          <table:table-cell table:style-name="ce88"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3">
          <table:table-cell table:style-name="ce78" office:value-type="string" calcext:value-type="string">
            <text:p>Password Requirements/Private Key Passphrase</text:p>
          </table:table-cell>
          <table:table-cell table:style-name="ce85" office:value-type="string" calcext:value-type="string">
            <text:p>GENERICO / ID_RSA / RAC Oracle</text:p>
          </table:table-cell>
          <table:table-cell table:style-name="ce88"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3">
          <table:table-cell table:style-name="ce78"/>
          <table:table-cell table:style-name="ce85" office:value-type="string" calcext:value-type="string">
            <text:p>GENERICO / AUTHORIZED_KEYS / RAC Oracle</text:p>
          </table:table-cell>
          <table:table-cell table:style-name="ce88"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3">
          <table:table-cell table:style-name="ce78" office:value-type="string" calcext:value-type="string">
            <text:p>Network Settings/tcpip sendmail entry</text:p>
          </table:table-cell>
          <table:table-cell table:style-name="ce85" office:value-type="string" calcext:value-type="string">
            <text:p>GENERICO / <text:s/>SENDMAIL / FT</text:p>
          </table:table-cell>
          <table:table-cell table:style-name="ce88" office:value-type="string" calcext:value-type="string">
            <text:p>start /usr/lib/sendmail ""$src_running"" ""-bd -q${qpi}""</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might be stopped for that.</text:p>
          </table:table-cell>
          <table:table-cell table:number-columns-repeated="1018"/>
        </table:table-row>
        <table:table-row table:style-name="ro3">
          <table:table-cell table:style-name="ce78" office:value-type="string" calcext:value-type="string">
            <text:p>Password Requirements/SSH PermitRootLogin Restriction</text:p>
          </table:table-cell>
          <table:table-cell table:style-name="ce85" office:value-type="string" calcext:value-type="string">
            <text:p>GENERICO / <text:s/>PermitRootLogin / IBM</text:p>
          </table:table-cell>
          <table:table-cell table:style-name="ce88"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3"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3" office:value-type="string" calcext:value-type="string">
            <text:p>Configuration is needed to perform server activities.</text:p>
          </table:table-cell>
          <table:table-cell table:number-columns-repeated="1018"/>
        </table:table-row>
        <table:table-row table:style-name="ro3">
          <table:table-cell table:style-name="ce78" office:value-type="string" calcext:value-type="string">
            <text:p>Identify and Authenticate users/Password Complexity</text:p>
          </table:table-cell>
          <table:table-cell table:style-name="ce85"/>
          <table:table-cell table:style-name="ce88" office:value-type="string" calcext:value-type="string">
            <text:p>Plugin ""validate_password"" (for MariaDB: ""simple_password_check"") is not installed or active.</text:p>
          </table:table-cell>
          <table:table-cell table:style-name="ce95"/>
          <table:table-cell table:style-name="ce103" office:value-type="string" calcext:value-type="string">
            <text:p>The password of the user assigned to that role does not expire, which will always be the same and will be more sensitive to a brute force attack.</text:p>
          </table:table-cell>
          <table:table-cell table:style-name="ce103"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3">
          <table:table-cell table:style-name="ce78" office:value-type="string" calcext:value-type="string">
            <text:p>Network Settings/Ensure LDAP Server is not enabled</text:p>
          </table:table-cell>
          <table:table-cell table:style-name="ce85" office:value-type="string" calcext:value-type="string">
            <text:p>GENERICO / SERVICE / INFRA</text:p>
          </table:table-cell>
          <table:table-cell table:style-name="ce88" office:value-type="string" calcext:value-type="string">
            <text:p>Ensure LDAP Server is not enabled. Command: systemctl is-enabled slapd</text:p>
            <text:p>IGSCACFJH01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3">
          <table:table-cell table:style-name="ce78" office:value-type="string" calcext:value-type="string">
            <text:p>Network Settings/Ensure HTTP Server is not enabled</text:p>
          </table:table-cell>
          <table:table-cell table:style-name="ce85" office:value-type="string" calcext:value-type="string">
            <text:p>GENERICO / SERVICE / INFRA</text:p>
          </table:table-cell>
          <table:table-cell table:style-name="ce88" office:value-type="string" calcext:value-type="string">
            <text:p>TTP Server is not enabled. Command: systemctl is-enabled httpd</text:p>
            <text:p>ES01QSI1SR1RM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3" table:number-rows-repeated="12">
          <table:table-cell table:style-name="ce78"/>
          <table:table-cell table:style-name="ce85"/>
          <table:table-cell table:style-name="ce88"/>
          <table:table-cell table:style-name="ce95"/>
          <table:table-cell table:style-name="ce103" table:number-columns-repeated="2"/>
          <table:table-cell table:number-columns-repeated="1018"/>
        </table:table-row>
        <table:table-row table:style-name="ro3" table:number-rows-repeated="5">
          <table:table-cell table:style-name="ce78"/>
          <table:table-cell table:style-name="ce85"/>
          <table:table-cell table:style-name="ce88"/>
          <table:table-cell table:style-name="ce98"/>
          <table:table-cell table:style-name="ce103" table:number-columns-repeated="2"/>
          <table:table-cell table:number-columns-repeated="1018"/>
        </table:table-row>
        <table:table-row table:style-name="ro3" table:number-rows-repeated="6">
          <table:table-cell table:style-name="ce80"/>
          <table:table-cell table:style-name="ce86"/>
          <table:table-cell table:style-name="ce92"/>
          <table:table-cell table:style-name="ce98"/>
          <table:table-cell table:style-name="ce103" table:number-columns-repeated="2"/>
          <table:table-cell table:number-columns-repeated="1018"/>
        </table:table-row>
        <table:table-row table:style-name="ro3" table:number-rows-repeated="8">
          <table:table-cell table:style-name="ce80"/>
          <table:table-cell table:style-name="ce86"/>
          <table:table-cell table:style-name="ce92"/>
          <table:table-cell table:style-name="ce99"/>
          <table:table-cell table:style-name="ce103" table:number-columns-repeated="2"/>
          <table:table-cell table:number-columns-repeated="1018"/>
        </table:table-row>
        <table:table-row table:style-name="ro3" table:number-rows-repeated="182">
          <table:table-cell table:style-name="ce80"/>
          <table:table-cell table:style-name="ce86"/>
          <table:table-cell table:style-name="ce92"/>
          <table:table-cell table:style-name="ce100"/>
          <table:table-cell table:style-name="ce105" table:number-columns-repeated="2"/>
          <table:table-cell table:number-columns-repeated="1018"/>
        </table:table-row>
        <table:table-row table:style-name="ro3" table:number-rows-repeated="1048316">
          <table:table-cell table:number-columns-repeated="1024"/>
        </table:table-row>
        <table:table-row table:style-name="ro5">
          <table:table-cell table:number-columns-repeated="1024"/>
        </table:table-row>
        <table:table-row table:style-name="ro5">
          <table:table-cell table:number-columns-repeated="1024"/>
        </table:table-row>
      </table:table>
      <table:table table:name="Hoja2" table:style-name="ta2">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6-13T15:43:49.214724565</dc:date>
    <meta:editing-cycles>256</meta:editing-cycles>
    <meta:editing-duration>P4DT15H53M48S</meta:editing-duration>
    <meta:document-statistic meta:table-count="2" meta:cell-count="244" meta:object-count="0"/>
  </office:meta>
</office:document-meta>
</file>